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15.0" office:value-type="float" table:style-name="transparent_crypto"/>
          <table:table-cell office:value="13733.333333333334" office:value-type="float" table:style-name="transparent_fiat"/>
          <table:table-cell office:value="206000.0" office:value-type="float" table:style-name="transparent_fiat"/>
          <table:table-cell office:value="0.41136978149475006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9)" table:style-name="transparent_percent"/>
          <table:table-cell table:formula="=H4/SUM(H$4:H$9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9)" table:style-name="transparent_percent"/>
          <table:table-cell table:formula="=H5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14.29" office:value-type="float" table:style-name="transparent_crypto"/>
          <table:table-cell office:value="13745.679839249833" office:value-type="float" table:style-name="transparent_fiat"/>
          <table:table-cell office:value="196425.7649028801" office:value-type="float" table:style-name="transparent_fiat"/>
          <table:table-cell office:value="0.39225060188367444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9)" table:style-name="transparent_percent"/>
          <table:table-cell table:formula="=H6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9)" table:style-name="transparent_percent"/>
          <table:table-cell table:formula="=H7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2.29" office:value-type="float" table:style-name="transparent_crypto"/>
          <table:table-cell office:value="15100.0" office:value-type="float" table:style-name="transparent_fiat"/>
          <table:table-cell office:value="34579.0" office:value-type="float" table:style-name="transparent_fiat"/>
          <table:table-cell office:value="0.06905221201119885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9)" table:style-name="transparent_percent"/>
          <table:table-cell table:formula="=H8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9)" table:style-name="transparent_percent"/>
          <table:table-cell table:formula="=H9/SUM(H$4:H$9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H$4:H$9)" table:style-name="bold_border_fiat"/>
          <table:table-cell table:formula="=SUMIF(B$4:B$9;&quot;Bob&quot;;I$4:I$9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H$4:H$9)" table:style-name="bold_border_fiat"/>
          <table:table-cell table:formula="=SUMIF(B$4:B$9;&quot;Alice&quot;;I$4:I$9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9)" table:style-name="bold_border_fiat"/>
          <table:table-cell table:formula="=SUM(I$4:I$9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5.0" office:value-type="float" table:style-name="transparent_crypto"/>
          <table:table-cell office:value="13733.333333333334" office:value-type="float" table:style-name="transparent_fiat"/>
          <table:table-cell office:value="68666.66666666667" office:value-type="float" table:style-name="transparent_fiat"/>
          <table:table-cell office:value="0.13712326049825002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2)" table:style-name="transparent_percent"/>
          <table:table-cell table:formula="=I4/SUM(I$4:I$12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13733.333333333334" office:value-type="float" table:style-name="transparent_fiat"/>
          <table:table-cell office:value="137333.33333333334" office:value-type="float" table:style-name="transparent_fiat"/>
          <table:table-cell office:value="0.27424652099650004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2)" table:style-name="transparent_percent"/>
          <table:table-cell table:formula="=I5/SUM(I$4:I$12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2)" table:style-name="transparent_percent"/>
          <table:table-cell table:formula="=I6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7.09" office:value-type="float" table:style-name="transparent_crypto"/>
          <table:table-cell office:value="13745.679839249833" office:value-type="float" table:style-name="transparent_fiat"/>
          <table:table-cell office:value="97456.87006028132" office:value-type="float" table:style-name="transparent_fiat"/>
          <table:table-cell office:value="0.19461558903815618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2)" table:style-name="transparent_percent"/>
          <table:table-cell table:formula="=I7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7.2" office:value-type="float" table:style-name="transparent_crypto"/>
          <table:table-cell office:value="13745.679839249833" office:value-type="float" table:style-name="transparent_fiat"/>
          <table:table-cell office:value="98968.89484259879" office:value-type="float" table:style-name="transparent_fiat"/>
          <table:table-cell office:value="0.19763501284551827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2)" table:style-name="transparent_percent"/>
          <table:table-cell table:formula="=I8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2)" table:style-name="transparent_percent"/>
          <table:table-cell table:formula="=I9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15100.0" office:value-type="float" table:style-name="transparent_fiat"/>
          <table:table-cell office:value="31559.0" office:value-type="float" table:style-name="transparent_fiat"/>
          <table:table-cell office:value="0.06302145113685834" office:value-type="float" table:style-name="transparent_percent"/>
          <table:table-cell table:formula="=IF(VLOOKUP(A10;$Input.A:B;2;0)=&quot;Enter asset value&quot;;&quot;See Input tab&quot;;VLOOKUP(A10;$Input.A:B;2;0)" table:style-name="transparent_fiat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2)" table:style-name="transparent_percent"/>
          <table:table-cell table:formula="=I10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0603076087434051" office:value-type="float" table:style-name="transparent_percent"/>
          <table:table-cell table:formula="=IF(VLOOKUP(A11;$Input.A:B;2;0)=&quot;Enter asset value&quot;;&quot;See Input tab&quot;;VLOOKUP(A11;$Input.A:B;2;0)" table:style-name="transparent_fiat"/>
          <table:table-cell table:formula="=D11*H11" table:style-name="transparent_fiat"/>
          <table:table-cell table:formula="=I11-F11" table:style-name="transparent_fiat"/>
          <table:table-cell table:formula="=(I11-F11)/F11" table:style-name="transparent_percent"/>
          <table:table-cell table:formula="=J11/SUM(F$4:F$12)" table:style-name="transparent_percent"/>
          <table:table-cell table:formula="=I11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12;$Input.A:B;2;0)=&quot;Enter asset value&quot;;&quot;See Input tab&quot;;VLOOKUP(A12;$Input.A:B;2;0)" table:style-name="transparent_fiat"/>
          <table:table-cell table:formula="=D12*H12" table:style-name="transparent_fiat"/>
          <table:table-cell table:formula="=I12-F12" table:style-name="transparent_fiat"/>
          <table:table-cell table:formula="=(I12-F12)/F12" table:style-name="transparent_percent"/>
          <table:table-cell table:formula="=J12/SUM(F$4:F$12)" table:style-name="transparent_percent"/>
          <table:table-cell table:formula="=I12/SUM(I$4:I$12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I$4:I$12)" table:style-name="bold_border_fiat"/>
          <table:table-cell table:formula="=SUMIF(B$4:B$12;&quot;Bob&quot;;J$4:J$12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I$4:I$12)" table:style-name="bold_border_fiat"/>
          <table:table-cell table:formula="=SUMIF(B$4:B$12;&quot;Alice&quot;;J$4:J$12)" table:style-name="bold_border_fiat"/>
          <table:table-cell table:formula="=(I14-F14)/F14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2)" table:style-name="bold_border_fiat"/>
          <table:table-cell table:formula="=SUM(J$4:J$12)" table:style-name="bold_border_fiat"/>
          <table:table-cell table:formula="=(I15-F15)/F15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4.856986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